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rogram 1: Write a program to test the fucnctionality of Gmail Login using WebDriver </text:p>
      <text:p text:style-name="Standard"/>
      <text:p text:style-name="P1">Solution:</text:p>
      <text:p text:style-name="P1"/>
      <text:p text:style-name="Standard">import org.openqa.selenium.By;</text:p>
      <text:p text:style-name="Standard">import org.openqa.selenium.WebDriver;</text:p>
      <text:p text:style-name="Standard">import org.openqa.selenium.firefox.FirefoxDriver;</text:p>
      <text:p text:style-name="Standard"/>
      <text:p text:style-name="Standard"><text:s/>// Creating a class</text:p>
      <text:p text:style-name="Standard">public class Gmail_webdriver { <text:s text:c="9"/></text:p>
      <text:p text:style-name="Standard">public static void main(String[] args) {</text:p>
      <text:p text:style-name="Standard"><text:tab/> <text:s text:c="4"/></text:p>
      <text:p text:style-name="Standard"><text:s/>// Creating a reference for WebDriver <text:s text:c="49"/></text:p>
      <text:p text:style-name="Standard"><text:tab/><text:tab/>WebDriver wd= new FirefoxDriver(); </text:p>
      <text:p text:style-name="Standard"/>
      <text:p text:style-name="Standard"><text:s/>// Using get method to lunch requested page <text:s text:c="25"/></text:p>
      <text:p text:style-name="Standard"><text:s text:c="10"/>wd.get("<text:a xlink:type="simple" xlink:href="https://www.google.co.in/">https://www.gmail.co.in/</text:a>"); <text:s text:c="27"/></text:p>
      <text:p text:style-name="Standard"><text:tab/> <text:s/></text:p>
      <text:p text:style-name="Standard">// Passing input to Used Id </text:p>
      <text:p text:style-name="Standard"><text:tab/>wd.findElement(By.xpath(".//*[@id='Email']")).sendKeys(“training.stf”); </text:p>
      <text:p text:style-name="Standard"/>
      <text:p text:style-name="Standard">// Passing input to Password </text:p>
      <text:p text:style-name="Standard"><text:tab/>wd.findElement(By.xpath(".//*[@id='Passwd']")).sendKeys(“sprint123”);</text:p>
      <text:p text:style-name="Standard"/>
      <text:p text:style-name="Standard">//Click on signIn </text:p>
      <text:p text:style-name="Standard"><text:tab/>wd.findElement(By.xpath(".//*[@id='signIn']")).click();</text:p>
      <text:p text:style-name="Standard"/>
      <text:p text:style-name="Standard"><text:tab/>}</text:p>
      <text:p text:style-name="Standard"/>
      <text:p text:style-name="Standard"/>
      <text:p text:style-name="Standard">}</text:p>
      <text:p text:style-name="Standard"/>
      <text:p text:style-name="Standard"/>
      <text:p text:style-name="Standard">Program 2: Write a program to test the fucnctionality of Gmail Login using WebDriver <text:s/>using Array List.</text:p>
      <text:p text:style-name="Standard"/>
      <text:p text:style-name="P1">Solution:</text:p>
      <text:p text:style-name="Standard"/>
      <text:p text:style-name="Standard">import java.util.ArrayList;</text:p>
      <text:p text:style-name="Standard"/>
      <text:p text:style-name="Standard">import org.openqa.selenium.By;</text:p>
      <text:p text:style-name="Standard">import org.openqa.selenium.WebDriver;</text:p>
      <text:p text:style-name="Standard">import org.openqa.selenium.firefox.FirefoxDriver;</text:p>
      <text:p text:style-name="Standard"/>
      <text:p text:style-name="Standard"><text:s/>// Creating a class</text:p>
      <text:p text:style-name="Standard">public class Gmail_webdriver { <text:s text:c="9"/></text:p>
      <text:p text:style-name="Standard"/>
      <text:p text:style-name="Standard"><text:s/>// Creating an array list <text:s text:c="38"/></text:p>
      <text:p text:style-name="Standard">public static void main(String[] args) {</text:p>
      <text:p text:style-name="Standard"><text:tab/>ArrayList &lt;String&gt; l=new ArrayList &lt;String&gt;(); <text:s text:c="8"/></text:p>
      <text:p text:style-name="Standard"/>
      <text:p text:style-name="Standard"><text:s/>// adding items to a list</text:p>
      <text:p text:style-name="Standard"><text:soft-page-break/><text:tab/>l.add("training.stf");</text:p>
      <text:p text:style-name="Standard"><text:tab/>l.add("sprint123"); <text:s text:c="7"/></text:p>
      <text:p text:style-name="Standard"/>
      <text:p text:style-name="Standard"><text:s/>// creating a reference for WebDriver <text:s text:c="49"/></text:p>
      <text:p text:style-name="Standard"><text:tab/><text:tab/>WebDriver wd= new FirefoxDriver(); </text:p>
      <text:p text:style-name="Standard"/>
      <text:p text:style-name="Standard"><text:s/>// using get method to lunch requested page <text:s text:c="25"/></text:p>
      <text:p text:style-name="Standard"><text:s text:c="10"/>wd.get("<text:a xlink:type="simple" xlink:href="https://www.google.co.in/">https://www.gmail.co.in/</text:a>"); <text:s text:c="27"/></text:p>
      <text:p text:style-name="Standard"><text:tab/> <text:s/></text:p>
      <text:p text:style-name="Standard">// passing input to Used Id from array list </text:p>
      <text:p text:style-name="Standard"><text:tab/>wd.findElement(By.xpath(".//*[@id='Email']")).sendKeys(l.get(0)); </text:p>
      <text:p text:style-name="Standard"/>
      <text:p text:style-name="Standard">// passing input to Password <text:s/>from array list </text:p>
      <text:p text:style-name="Standard"><text:tab/>wd.findElement(By.xpath(".//*[@id='Passwd']")).sendKeys(l.get(1));</text:p>
      <text:p text:style-name="Standard"/>
      <text:p text:style-name="Standard">//Click on signIn </text:p>
      <text:p text:style-name="Standard"><text:tab/>wd.findElement(By.xpath(".//*[@id='signIn']")).click();</text:p>
      <text:p text:style-name="Standard"/>
      <text:p text:style-name="Standard"><text:tab/>}</text:p>
      <text:p text:style-name="Standard"/>
      <text:p text:style-name="Standard"/>
      <text:p text:style-name="Standard">}</text:p>
      <text:p text:style-name="Standard"/>
      <text:p text:style-name="Standard"/>
      <text:p text:style-name="Standard">Program 3:Write a program to check gmail functionality using file property concept using WebDriver component.</text:p>
      <text:p text:style-name="P1"/>
      <text:p text:style-name="P1">Solution:</text:p>
      <text:p text:style-name="Standard"/>
      <text:p text:style-name="Standard">import java.io.FileInputStream;</text:p>
      <text:p text:style-name="Standard">import java.io.IOException;</text:p>
      <text:p text:style-name="Standard">import java.util.Properties;</text:p>
      <text:p text:style-name="Standard"/>
      <text:p text:style-name="Standard">import org.openqa.selenium.By;</text:p>
      <text:p text:style-name="Standard">import org.openqa.selenium.WebDriver;</text:p>
      <text:p text:style-name="Standard">import org.openqa.selenium.firefox.FirefoxDriver;</text:p>
      <text:p text:style-name="Standard"/>
      <text:p text:style-name="Standard">// Creating a class </text:p>
      <text:p text:style-name="Standard"/>
      <text:p text:style-name="Standard">public class Propertyfile {</text:p>
      <text:p text:style-name="Standard"><text:tab/>public static void main(String[] args) throws IOException {</text:p>
      <text:p text:style-name="Standard"/>
      <text:p text:style-name="Standard">// Creating a reference for WebDriver component </text:p>
      <text:p text:style-name="Standard"><text:tab/><text:tab/>WebDriver wd=new FirefoxDriver();</text:p>
      <text:p text:style-name="Standard"/>
      <text:p text:style-name="Standard"><text:s/>// using get method to lunch requested page <text:s text:c="4"/></text:p>
      <text:p text:style-name="Standard"><text:tab/><text:tab/>wd.get("<text:a xlink:type="simple" xlink:href="http://gmail.com/">http:gmail.com</text:a>");</text:p>
      <text:p text:style-name="Standard"/>
      <text:p text:style-name="Standard">// Creating a reference p for Properties object </text:p>
      <text:p text:style-name="Standard"><text:tab/><text:tab/>Properties p=new Properties();</text:p>
      <text:p text:style-name="Standard"/>
      <text:p text:style-name="Standard">// Creating a reference f for FileInputStream </text:p>
      <text:p text:style-name="Standard"><text:soft-page-break/><text:tab/><text:tab/>FileInputStream f=new FileInputStream("D:\\prop.txt");</text:p>
      <text:p text:style-name="Standard"/>
      <text:p text:style-name="Standard">// Loading the file into program using Load metod</text:p>
      <text:p text:style-name="Standard"><text:tab/><text:tab/><text:tab/><text:tab/>p.load(f);</text:p>
      <text:p text:style-name="Standard">// Passing input to Used Id </text:p>
      <text:p text:style-name="Standard"><text:tab/>wd.findElement(By.xpath(p.getProperty("UN"))).sendKeys("training.stf");</text:p>
      <text:p text:style-name="Standard"/>
      <text:p text:style-name="Standard">// Passing input to Password </text:p>
      <text:p text:style-name="Standard"><text:tab/>wd.findElement(By.xpath(p.getProperty("pwd"))).sendKeys("sprint123");</text:p>
      <text:p text:style-name="Standard"/>
      <text:p text:style-name="Standard">//Click on signIn </text:p>
      <text:p text:style-name="Standard"><text:tab/>wd.findElement(By.xpath(p.getProperty("signin"))).click();</text:p>
      <text:p text:style-name="Standard"><text:tab/></text:p>
      <text:p text:style-name="Standard"><text:tab/></text:p>
      <text:p text:style-name="Standard"><text:tab/>}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IN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S </meta:initial-creator>
    <meta:creation-date>2015-12-22T17:33:32.15</meta:creation-date>
    <dc:date>2016-01-06T11:29:01.11</dc:date>
    <dc:creator>VenkataRamesh Mushti</dc:creator>
    <meta:editing-duration>PT15M6S</meta:editing-duration>
    <meta:editing-cycles>5</meta:editing-cycles>
    <meta:generator>OpenOffice.org/3.3$Win32 OpenOffice.org_project/330m20$Build-9567</meta:generator>
    <meta:document-statistic meta:table-count="0" meta:image-count="0" meta:object-count="0" meta:page-count="3" meta:paragraph-count="80" meta:word-count="288" meta:character-count="3101"/>
  </office:meta>
</office:document-meta>
</file>